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pple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ppleGothic" fo:font-size="10pt" style:font-size-asian="10pt" style:font-size-complex="10pt"/>
    </style:style>
    <style:style style:name="P3" style:family="paragraph" style:parent-style-name="Standard">
      <style:text-properties style:font-name="AppleGothic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AppleGothic" fo:font-size="10pt" style:text-underline-style="none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AppleGothic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sr API Documentation</text:p>
      <text:p text:style-name="P1"/>
      <text:p text:style-name="P3"/>
      <text:p text:style-name="P5">Rousr Registration</text:p>
      <text:p text:style-name="P1"/>
      <text:p text:style-name="P1">url: https://&lt;api.server.host&gt;:&lt;apiPort&gt;/api/v1/registration</text:p>
      <text:p text:style-name="P1"/>
      <text:p text:style-name="P1">method: POST</text:p>
      <text:p text:style-name="P1"/>
      <text:p text:style-name="P1">request headers: </text:p>
      <text:p text:style-name="P1">{</text:p>
      <text:p text:style-name="P1"><text:tab/>Content-Type: application/json</text:p>
      <text:p text:style-name="P1">}</text:p>
      <text:p text:style-name="P1"/>
      <text:p text:style-name="P1">request body: </text:p>
      <text:p text:style-name="P1">{</text:p>
      <text:p text:style-name="P1"><text:tab/>real_name: &lt;name&gt;,</text:p>
      <text:p text:style-name="P1"><text:tab/>password: &lt;password&gt;,</text:p>
      <text:p text:style-name="P1"><text:tab/>email: &lt;email&gt;</text:p>
      <text:p text:style-name="P1">}</text:p>
      <text:p text:style-name="P1"/>
      <text:p text:style-name="P1">successful response:</text:p>
      <text:p text:style-name="P1">{</text:p>
      <text:p text:style-name="P1"><text:tab/>success: true,</text:p>
      <text:p text:style-name="P1"><text:tab/>responseMessage: &lt;empty&gt;,</text:p>
      <text:p text:style-name="P1"><text:tab/>data:</text:p>
      <text:p text:style-name="P1"><text:tab/>{</text:p>
      <text:p text:style-name="P1"><text:tab/><text:tab/>userName: &lt;new user login&gt;,</text:p>
      <text:p text:style-name="P1"><text:tab/><text:tab/>realName: &lt;new user real name&gt;,</text:p>
      <text:p text:style-name="P1"><text:tab/><text:tab/>email: &lt;new user email&gt;,</text:p>
      <text:p text:style-name="P1"><text:tab/><text:tab/>userID: &lt;globally unique id&gt;</text:p>
      <text:p text:style-name="P1"><text:tab/>}</text:p>
      <text:p text:style-name="P1">}</text:p>
      <text:p text:style-name="P1"/>
      <text:p text:style-name="P3"/>
      <text:p text:style-name="P5">Rousr OAuth 2.0 Authentication</text:p>
      <text:p text:style-name="P3"/>
      <text:p text:style-name="P4">url: https://&lt;api.auth.host&gt;:&lt;authPort&gt;/oauth/token</text:p>
      <text:p text:style-name="P4"/>
      <text:p text:style-name="P4">method: POST</text:p>
      <text:p text:style-name="P4"/>
      <text:p text:style-name="P4">headers:</text:p>
      <text:p text:style-name="P4"/>
      <text:p text:style-name="P4">{</text:p>
      <text:p text:style-name="P4"><text:tab/>Content-Type: application/x-www-form-urlencoded</text:p>
      <text:p text:style-name="P4">}</text:p>
      <text:p text:style-name="P4"/>
      <text:p text:style-name="P4">body:</text:p>
      <text:p text:style-name="P4">{</text:p>
      <text:p text:style-name="P4"><text:tab/>grant_type: password,</text:p>
      <text:p text:style-name="P4"><text:tab/>username: &lt;rousr user login&gt;,</text:p>
      <text:p text:style-name="P4"><text:tab/>password: &lt;rousr user password&gt;,</text:p>
      <text:p text:style-name="P4"><text:tab/>client_id: &lt;rousr client id&gt;</text:p>
      <text:p text:style-name="P4">}</text:p>
      <text:p text:style-name="P4"/>
      <text:p text:style-name="P3"/>
      <text:p text:style-name="P5">Rousr Bill General Query</text:p>
      <text:p text:style-name="P4"/>
      <text:p text:style-name="P4">Searches the Rousr legislation units against their number, title, primary_subject, description, summary, and tags fields. This is a fairly process-intensive operation considering how many fields the mongo libraries need to search.</text:p>
      <text:p text:style-name="P4"/>
      <text:p text:style-name="P1">url: https://&lt;api.server.host&gt;:&lt;apiPort&gt;/api/v1/bills?q=environment</text:p>
      <text:p text:style-name="P1"/>
      <text:p text:style-name="P1">method: GET</text:p>
      <text:p text:style-name="P1"/>
      <text:p text:style-name="P1">headers: </text:p>
      <text:p text:style-name="P1">{</text:p>
      <text:p text:style-name="P1"><text:tab/>Content-Type: application/<text:span text:style-name="T1">json</text:span></text:p>
      <text:p text:style-name="P4"><text:tab/>Authorization: Bearer &lt;session auth token&gt;</text:p>
      <text:p text:style-name="P1">}</text:p>
      <text:p text:style-name="P1"/>
      <text:p text:style-name="P1">body: </text:p>
      <text:p text:style-name="P1">{</text:p>
      <text:p text:style-name="P1"><text:tab/>&lt;empty&gt;</text:p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6-27T21:40:26</meta:creation-date>
    <dc:date>2017-07-05T14:07:04</dc:date>
    <dc:creator>Ruben Hansen-Rojas</dc:creator>
    <meta:editing-duration>PT1H25M8S</meta:editing-duration>
    <meta:editing-cycles>15</meta:editing-cycles>
    <meta:generator>OpenOffice/4.1.3$Unix OpenOffice.org_project/413m1$Build-9783</meta:generator>
    <meta:document-statistic meta:table-count="0" meta:image-count="0" meta:object-count="0" meta:page-count="4" meta:paragraph-count="53" meta:word-count="136" meta:character-count="1131"/>
  </office:meta>
</office:document-meta>
</file>